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24.1cm" svg:y="2.9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draw:layer="layout" svg:width="4.1cm" svg:height="4.1cm" svg:x="45.1cm" svg:y="3.1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28.6cm" svg:y="4.4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5cm" svg:x="49.5cm" svg:y="5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08T20:44:41.453486780</dc:date>
    <meta:editing-duration>P0D</meta:editing-duration>
    <meta:editing-cycles>1</meta:editing-cycles>
    <meta:document-statistic meta:object-count="5"/>
    <meta:generator>LibreOffice/4.2.8.2$Linux_X86_64 LibreOffice_project/420m0$Build-2</meta:generator>
  </office:meta>
</office:document-meta>
</file>